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Text_20_body" style:list-style-name="List_20_Bulleted"/>
    <style:style style:name="P11" style:family="paragraph" style:parent-style-name="Text_20_body" style:list-style-name="List_20_Numbered"/>
    <style:style style:name="P12" style:family="paragraph" style:parent-style-name="Heading_20_2">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List_20_Bullet" style:list-style-name="List_20_Bulleted"/>
    <style:style style:name="P15" style:family="paragraph" style:parent-style-name="List_20_Bullet" style:list-style-name=""/>
    <style:style style:name="P16"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7" style:family="paragraph" style:parent-style-name="Title" style:master-page-name="First_20_Page">
      <style:paragraph-properties style:page-number="auto"/>
      <style:text-properties fo:font-size="36pt" style:font-size-asian="36pt"/>
    </style:style>
    <style:style style:name="P18"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9" style:family="paragraph">
      <style:paragraph-properties fo:text-align="center"/>
    </style:style>
    <style:style style:name="P20"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33">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1758714032"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804765188"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7">OpenRISC 1200 version 2</text:p>
      <text:p text:style-name="P3">Supplementary Programmer's Reference Manual</text:p>
      <text:p text:style-name="Author">Jeremy Bennett</text:p>
      <text:p text:style-name="Revision">Revision <text:bookmark-ref text:reference-format="text" text:ref-name="revno">0.0.3</text:bookmark-ref></text:p>
      <text:p text:style-name="Title_20_Date"><text:bookmark-ref text:reference-format="text" text:ref-name="revdate">9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A2" office:value-type="string">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A2" office:value-type="string">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text:bookmark-start text:name="revno"/>0.0.3<text:bookmark-end text:name="revno"/></text:p>
          </table:table-cell>
          <table:table-cell table:style-name="Table799.A2" office:value-type="string">
            <text:p text:style-name="Table_20_Contents"><text:bookmark-start text:name="revdate"/>9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text:tab/>About this Manual<text:tab/><text:a xlink:type="simple" xlink:href="#1.About this Manual|outline" text:style-name="Internet_20_link" text:visited-style-name="Internet_20_link">8</text:a></text:p>
          <text:p text:style-name="P18">1.1<text:tab/>Introduction<text:tab/><text:a xlink:type="simple" xlink:href="#1.1.Introduction|outline" text:style-name="Internet_20_link" text:visited-style-name="Internet_20_link">8</text:a></text:p>
          <text:p text:style-name="P18">1.2<text:tab/>Authors and Contributors<text:tab/><text:a xlink:type="simple" xlink:href="#1.2.Authors and Contributors|outline" text:style-name="Internet_20_link" text:visited-style-name="Internet_20_link">8</text:a></text:p>
          <text:p text:style-name="P18">1.3<text:tab/>Typography<text:tab/><text:a xlink:type="simple" xlink:href="#1.3.Typography|outline" text:style-name="Internet_20_link" text:visited-style-name="Internet_20_link">8</text:a></text:p>
          <text:p text:style-name="P18">1.4<text:tab/>Conventions<text:tab/><text:a xlink:type="simple" xlink:href="#1.4.Conventions|outline" text:style-name="Internet_20_link" text:visited-style-name="Internet_20_link">9</text:a></text:p>
          <text:p text:style-name="P18">1.5<text:tab/>Numbering<text:tab/><text:a xlink:type="simple" xlink:href="#1.5.Numbering|outline" text:style-name="Internet_20_link" text:visited-style-name="Internet_20_link">9</text:a></text:p>
          <text:p text:style-name="P16">2<text:tab/>Architecture Overview<text:tab/><text:a xlink:type="simple" xlink:href="#2.Architecture Overview|outline" text:style-name="Internet_20_link" text:visited-style-name="Internet_20_link">10</text:a></text:p>
          <text:p text:style-name="P16">3<text:tab/>Addressing Modes and Operand Conventions<text:tab/><text:a xlink:type="simple" xlink:href="#3.Addressing Modes and Operand Conventions|outline" text:style-name="Internet_20_link" text:visited-style-name="Internet_20_link">11</text:a></text:p>
          <text:p text:style-name="P16">4<text:tab/>Register Set<text:tab/><text:a xlink:type="simple" xlink:href="#4.Register Set|outline" text:style-name="Internet_20_link" text:visited-style-name="Internet_20_link">12</text:a></text:p>
          <text:p text:style-name="P18">4.1<text:tab/>Features<text:tab/><text:a xlink:type="simple" xlink:href="#4.1.Features|outline" text:style-name="Internet_20_link" text:visited-style-name="Internet_20_link">12</text:a></text:p>
          <text:p text:style-name="P18">4.2<text:tab/>Overview<text:tab/><text:a xlink:type="simple" xlink:href="#4.2.Overview|outline" text:style-name="Internet_20_link" text:visited-style-name="Internet_20_link">12</text:a></text:p>
          <text:p text:style-name="P18">4.3<text:tab/>Special Purpose Registers<text:tab/><text:a xlink:type="simple" xlink:href="#4.3.Special Purpose Registers|outline" text:style-name="Internet_20_link" text:visited-style-name="Internet_20_link">12</text:a></text:p>
          <text:p text:style-name="P18">4.4<text:tab/>General Purpose Registers<text:tab/><text:a xlink:type="simple" xlink:href="#4.4.General Purpose Registers|outline" text:style-name="Internet_20_link" text:visited-style-name="Internet_20_link">12</text:a></text:p>
          <text:p text:style-name="P18">4.5<text:tab/>Support for Custom Number of GPRs<text:tab/><text:a xlink:type="simple" xlink:href="#4.5.Support for Custom Number of GPRs|outline" text:style-name="Internet_20_link" text:visited-style-name="Internet_20_link">12</text:a></text:p>
          <text:p text:style-name="P18">4.6<text:tab/>Supervision Register<text:tab/><text:a xlink:type="simple" xlink:href="#4.6.Supervision Register|outline" text:style-name="Internet_20_link" text:visited-style-name="Internet_20_link">12</text:a></text:p>
          <text:p text:style-name="P18">4.7<text:tab/>Exception Program Counter Registers<text:tab/><text:a xlink:type="simple" xlink:href="#4.7.Exception Program Counter Registers|outline" text:style-name="Internet_20_link" text:visited-style-name="Internet_20_link">12</text:a></text:p>
          <text:p text:style-name="P18">4.8<text:tab/>Exception Effective Address Registers<text:tab/><text:a xlink:type="simple" xlink:href="#4.8.Exception Effective Address Registers|outline" text:style-name="Internet_20_link" text:visited-style-name="Internet_20_link">12</text:a></text:p>
          <text:p text:style-name="P18">4.9<text:tab/>Exception Supervision Registers<text:tab/><text:a xlink:type="simple" xlink:href="#4.9.Exception Supervision Registers|outline" text:style-name="Internet_20_link" text:visited-style-name="Internet_20_link">12</text:a></text:p>
          <text:p text:style-name="P18">4.10<text:tab/>Next and Previous Program Counter<text:tab/><text:a xlink:type="simple" xlink:href="#4.10.Next and Previous Program Counter|outline" text:style-name="Internet_20_link" text:visited-style-name="Internet_20_link">12</text:a></text:p>
          <text:p text:style-name="P18">4.11<text:tab/>Floating Point Control Status Register<text:tab/><text:a xlink:type="simple" xlink:href="#4.11.Floating Point Control Status Register|outline" text:style-name="Internet_20_link" text:visited-style-name="Internet_20_link">12</text:a></text:p>
          <text:p text:style-name="P16">5<text:tab/>Instruction Set<text:tab/><text:a xlink:type="simple" xlink:href="#5.Instruction Set|outline" text:style-name="Internet_20_link" text:visited-style-name="Internet_20_link">13</text:a></text:p>
          <text:p text:style-name="P18">5.1<text:tab/>Features<text:tab/><text:a xlink:type="simple" xlink:href="#5.1.Features|outline" text:style-name="Internet_20_link" text:visited-style-name="Internet_20_link">13</text:a></text:p>
          <text:p text:style-name="P18">5.2<text:tab/>Overview<text:tab/><text:a xlink:type="simple" xlink:href="#5.2.Overview|outline" text:style-name="Internet_20_link" text:visited-style-name="Internet_20_link">13</text:a></text:p>
          <text:p text:style-name="P18">5.3<text:tab/>ORBIS32/64<text:tab/><text:a xlink:type="simple" xlink:href="#5.3.ORBIS32/64|outline" text:style-name="Internet_20_link" text:visited-style-name="Internet_20_link">13</text:a></text:p>
          <text:p text:style-name="P18">5.4<text:tab/>ORFPX32/64<text:tab/><text:a xlink:type="simple" xlink:href="#5.4.ORFPX32/64|outline" text:style-name="Internet_20_link" text:visited-style-name="Internet_20_link">18</text:a></text:p>
          <text:p text:style-name="P18">5.5<text:tab/>ORVDX64<text:tab/><text:a xlink:type="simple" xlink:href="#5.5.ORVDX64|outline" text:style-name="Internet_20_link" text:visited-style-name="Internet_20_link">21</text:a></text:p>
          <text:p text:style-name="P16">6<text:tab/>Exception Model<text:tab/><text:a xlink:type="simple" xlink:href="#6.Exception Model|outline" text:style-name="Internet_20_link" text:visited-style-name="Internet_20_link">22</text:a></text:p>
          <text:p text:style-name="P16">7<text:tab/>Memory Model<text:tab/><text:a xlink:type="simple" xlink:href="#7.Memory Model|outline" text:style-name="Internet_20_link" text:visited-style-name="Internet_20_link">23</text:a></text:p>
          <text:p text:style-name="P16">8<text:tab/>Memory Management<text:tab/><text:a xlink:type="simple" xlink:href="#8.Memory Management|outline" text:style-name="Internet_20_link" text:visited-style-name="Internet_20_link">24</text:a></text:p>
          <text:p text:style-name="P16">9<text:tab/>Cache Model and Cache Coherency<text:tab/><text:a xlink:type="simple" xlink:href="#9.Cache Model and Cache Coherency|outline" text:style-name="Internet_20_link" text:visited-style-name="Internet_20_link">25</text:a></text:p>
          <text:p text:style-name="P16">10<text:tab/>Debug Unit (Optional)<text:tab/><text:a xlink:type="simple" xlink:href="#10.Debug Unit (Optional)|outline" text:style-name="Internet_20_link" text:visited-style-name="Internet_20_link">26</text:a></text:p>
          <text:p text:style-name="P16">11<text:tab/>Performance Counters Unit (Optional)<text:tab/><text:a xlink:type="simple" xlink:href="#11.Performance Counters Unit (Optional)|outline" text:style-name="Internet_20_link" text:visited-style-name="Internet_20_link">27</text:a></text:p>
          <text:p text:style-name="P16">12<text:tab/>Power Management (Optional)<text:tab/><text:a xlink:type="simple" xlink:href="#12.Power Management (Optional)|outline" text:style-name="Internet_20_link" text:visited-style-name="Internet_20_link">28</text:a></text:p>
          <text:p text:style-name="P16">13<text:tab/>Programmable Interrupt Controller (Optional)<text:tab/><text:a xlink:type="simple" xlink:href="#13.Programmable Interrupt Controller (Optional)|outline" text:style-name="Internet_20_link" text:visited-style-name="Internet_20_link">29</text:a></text:p>
          <text:p text:style-name="P18"><text:soft-page-break/>13.1<text:tab/>Functionality<text:tab/><text:a xlink:type="simple" xlink:href="#13.1.Functionality|outline" text:style-name="Internet_20_link" text:visited-style-name="Internet_20_link">29</text:a></text:p>
          <text:p text:style-name="P16">14<text:tab/>Tick Timer Facility (Optional)<text:tab/><text:a xlink:type="simple" xlink:href="#14.Tick Timer Facility (Optional)|outline" text:style-name="Internet_20_link" text:visited-style-name="Internet_20_link">31</text:a></text:p>
          <text:p text:style-name="P16">15<text:tab/>OpenRISC 1000 Implementations<text:tab/><text:a xlink:type="simple" xlink:href="#15.OpenRISC 1000 Implementations|outline" text:style-name="Internet_20_link" text:visited-style-name="Internet_20_link">32</text:a></text:p>
          <text:p text:style-name="P16">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902850021" text:style-name="List_20_Numbered">
        <text:list-item>
          <text:p text:style-name="P11"><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1"><text:bookmark-start text:name="__RefNumPara__35294627"/>Igor Mohor, 14 Apr 04. <text:span text:style-name="Emphasis">SoC Debug Interface, rev 3.0.</text:span> Available from www.opencores.org.<text:bookmark-end text:name="__RefNumPara__35294627"/></text:p>
        </text:list-item>
        <text:list-item>
          <text:p text:style-name="P11"><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995973979" text:continue-list="list804765188" text:style-name="List_20_Bulleted">
        <text:list-item>
          <text:p text:style-name="P14">Programming examples are shown in a fixed width font, <text:span text:style-name="Code">thus</text:span>.</text:p>
        </text:list-item>
        <text:list-item>
          <text:p text:style-name="P14">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4">UPPER CASE items may be either acronyms or register mode fields that can be written by software. Some common acronyms appear in the glossary.</text:p>
        </text:list-item>
        <text:list-item>
          <text:p text:style-name="P14"><text:soft-page-break/>Square brackets [] indicate an addressed field in a register or a numbered register in a register file.</text:p>
        </text:list-item>
      </text:list>
      <text:p text:style-name="P15">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
      <table:table table:name="Table5" table:style-name="Table5">
        <table:table-column table:style-name="Table5.A" table:number-columns-repeated="31"/>
        <table:table-column table:style-name="Table5.f"/>
        <text:soft-page-break/>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Text_20_body"/>
      <text:h text:style-name="P12" text:outline-level="2">ORVDX64</text:h>
      <text:p text:style-name="Text_20_body">This section is not separated from ORBIS32/64 in the original manual.</text:p>
      <text:h text:style-name="P13"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34"><draw:text-box fo:min-height="6.045cm"><text:p text:style-name="Figure"><draw:g text:anchor-type="paragraph" draw:z-index="35" draw:style-name="gr1"><draw:custom-shape draw:style-name="gr2" draw:text-style-name="P19" svg:width="4.001cm" svg:height="1.001cm" svg:x="5.012cm" svg:y="3cm"><text:p text:style-name="P19">Mask function</text:p><draw:enhanced-geometry svg:viewBox="0 0 21600 21600" draw:mirror-horizontal="false" draw:mirror-vertical="false" draw:type="rectangle" draw:enhanced-path="M 0 0 L 21600 0 21600 21600 0 21600 0 0 Z N"/></draw:custom-shape><draw:custom-shape draw:style-name="gr2" draw:text-style-name="P19" svg:width="4.001cm" svg:height="1.001cm" svg:x="5.012cm" svg:y="5.001cm"><text:p text:style-name="P19">PICSR</text:p><draw:enhanced-geometry svg:viewBox="0 0 21600 21600" draw:mirror-horizontal="false" draw:mirror-vertical="false" draw:type="rectangle" draw:enhanced-path="M 0 0 L 21600 0 21600 21600 0 21600 0 0 Z N"/></draw:custom-shape><draw:polyline draw:style-name="gr3" draw:text-style-name="P19" svg:width="2.826cm" svg:height="1.424cm" draw:transform="skewX (-0.101403629540851) rotate (2.36335034012508) translate (4.12715126342674cm 6.58073432062542cm)" svg:viewBox="0 0 2827 1425" draw:points="0,-1212252 1567,-1213657 2827,-1212232"><text:p/></draw:polyline><draw:line draw:style-name="gr4" draw:text-style-name="P19" svg:x1="0.011cm" svg:y1="3.48cm" svg:x2="5.012cm" svg:y2="3.48cm"><text:p/></draw:line><draw:line draw:style-name="gr4" draw:text-style-name="P19" svg:x1="9.01cm" svg:y1="3.48cm" svg:x2="14.011cm" svg:y2="3.48cm"><text:p/></draw:line><draw:line draw:style-name="gr5" draw:text-style-name="P19" svg:x1="6.899cm" svg:y1="1cm" svg:x2="6.899cm" svg:y2="3cm"><text:p/></draw:line><draw:rect draw:style-name="gr6" draw:text-style-name="P20" svg:width="3.001cm" svg:height="0.5cm" svg:x="0.011cm" svg:y="3.581cm"><text:p text:style-name="P20">INT[31:0]</text:p></draw:rect><draw:rect draw:style-name="gr7" draw:text-style-name="P20" svg:width="5.001cm" svg:height="0.5cm" svg:x="9.01cm" svg:y="3.581cm"><text:p text:style-name="P20">External interrupt exception</text:p></draw:rect><draw:custom-shape draw:style-name="gr2" draw:text-style-name="P19" svg:width="4.001cm" svg:height="1.001cm" svg:x="5.012cm" svg:y="0cm"><text:p text:style-name="P19">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663250468" text:continue-list="list902850021" text:style-name="List_20_Numbered">
        <text:list-item text:start-value="1">
          <text:p text:style-name="P11">Peripheral asserts interrupt, which is latched and triggers handler.</text:p>
        </text:list-item>
        <text:list-item>
          <text:p text:style-name="P11">Handler processes interrupt.</text:p>
        </text:list-item>
        <text:list-item>
          <text:p text:style-name="P11">Handler notifies peripheral that the interrupt has been processed (typically via a memory mapped register).</text:p>
        </text:list-item>
        <text:list-item>
          <text:p text:style-name="P11"><text:soft-page-break/>Peripheral deasserts interrupt.</text:p>
        </text:list-item>
        <text:list-item>
          <text:p text:style-name="P11">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17"><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3</text:bookmark-ref></text:span></text:span><text:span text:style-name="Page_20_Number"><text:span text:style-name="MT2"><text:tab/>page </text:span></text:span><text:span text:style-name="Page_20_Number"><text:span text:style-name="MT2"><text:page-number text:select-page="current">33</text:page-number></text:span></text:span><text:span text:style-name="Page_20_Number"><text:span text:style-name="MT2"> of </text:span></text:span><text:span text:style-name="Page_20_Number"><text:span text:style-name="MT2"><text:page-count style:num-format="1">33</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3</text:bookmark-ref></text:span><text:span text:style-name="MT3"><text:tab/>page </text:span><text:span text:style-name="Page_20_Number"><text:span text:style-name="MT2"><text:page-number text:select-page="current">33</text:page-number></text:span></text:span><text:span text:style-name="Page_20_Number"><text:span text:style-name="MT2"> of </text:span></text:span><text:span text:style-name="Page_20_Number"><text:span text:style-name="MT2"><text:page-count style:num-format="1">33</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6-09T19:19:22</dc:date>
    <meta:editing-cycles>49</meta:editing-cycles>
    <meta:editing-duration>PT11H11M44S</meta:editing-duration>
    <meta:generator>OpenOffice.org/3.1$Linux OpenOffice.org_project/310m19$Build-9420</meta:generator>
    <meta:document-statistic meta:table-count="22" meta:image-count="3" meta:object-count="0" meta:page-count="33" meta:paragraph-count="699" meta:word-count="2680" meta:character-count="15181"/>
    <meta:user-defined meta:name="Language">English</meta:user-defined>
  </office:meta>
</office:document-meta>
</file>